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531cm"/>
    </style:style>
    <style:style style:name="Tabla1.B" style:family="table-column">
      <style:table-column-properties style:column-width="1.669cm"/>
    </style:style>
    <style:style style:name="Tabla1.C" style:family="table-column">
      <style:table-column-properties style:column-width="13.801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6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1">
      <style:paragraph-properties fo:margin-left="0cm" fo:margin-right="0cm" fo:text-indent="0cm" style:auto-text-indent="false"/>
    </style:style>
    <style:style style:name="P50" style:family="paragraph" style:parent-style-name="Text_20_body" style:list-style-name="L12"/>
    <style:style style:name="P51" style:family="paragraph" style:parent-style-name="Text_20_body" style:list-style-name="L13"/>
    <style:style style:name="P52" style:family="paragraph" style:parent-style-name="Text_20_body" style:list-style-name="L13">
      <style:paragraph-properties fo:margin-left="0cm" fo:margin-right="0cm" fo:text-indent="0cm" style:auto-text-indent="false"/>
    </style:style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P55" style:family="paragraph" style:parent-style-name="Text_20_body" style:list-style-name="L15">
      <style:paragraph-properties fo:margin-left="0cm" fo:margin-right="0cm" fo:text-indent="0cm" style:auto-text-indent="false"/>
    </style:style>
    <style:style style:name="P56" style:family="paragraph" style:parent-style-name="Text_20_body" style:list-style-name="L16"/>
    <style:style style:name="P57" style:family="paragraph" style:parent-style-name="Text_20_body" style:list-style-name="L17"/>
    <style:style style:name="P58" style:family="paragraph" style:parent-style-name="Text_20_body" style:list-style-name="L17">
      <style:paragraph-properties fo:margin-left="0cm" fo:margin-right="0cm" fo:text-indent="0cm" style:auto-text-indent="false"/>
    </style:style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Text_20_body" style:list-style-name="L20"/>
    <style:style style:name="P62" style:family="paragraph" style:parent-style-name="Text_20_body" style:list-style-name="L21"/>
    <style:style style:name="P63" style:family="paragraph" style:parent-style-name="Text_20_body" style:list-style-name="L22"/>
    <style:style style:name="P64" style:family="paragraph" style:parent-style-name="Text_20_body" style:list-style-name="L23"/>
    <style:style style:name="P65" style:family="paragraph" style:parent-style-name="Text_20_body" style:list-style-name="L24"/>
    <style:style style:name="P66" style:family="paragraph" style:parent-style-name="Text_20_body" style:list-style-name="L25"/>
    <style:style style:name="P67" style:family="paragraph" style:parent-style-name="Text_20_body" style:list-style-name="L26"/>
    <style:style style:name="P68" style:family="paragraph" style:parent-style-name="Text_20_body" style:list-style-name="L27"/>
    <style:style style:name="P69" style:family="paragraph" style:parent-style-name="Text_20_body" style:list-style-name="L28"/>
    <style:style style:name="P70" style:family="paragraph" style:parent-style-name="Text_20_body" style:list-style-name="L29"/>
    <style:style style:name="P71" style:family="paragraph" style:parent-style-name="Text_20_body" style:list-style-name="L30"/>
    <style:style style:name="P72" style:family="paragraph" style:parent-style-name="Text_20_body" style:list-style-name="L31"/>
    <style:style style:name="P73" style:family="paragraph" style:parent-style-name="Text_20_body" style:list-style-name="L32"/>
    <style:style style:name="P74" style:family="paragraph" style:parent-style-name="Text_20_body" style:list-style-name="L33"/>
    <style:style style:name="P75" style:family="paragraph" style:parent-style-name="Text_20_body" style:list-style-name="L34"/>
    <style:style style:name="P76" style:family="paragraph" style:parent-style-name="Text_20_body" style:list-style-name="L35"/>
    <style:style style:name="P77" style:family="paragraph" style:parent-style-name="Text_20_body" style:list-style-name="L36"/>
    <style:style style:name="P78" style:family="paragraph" style:parent-style-name="Text_20_body" style:list-style-name="L37"/>
    <style:style style:name="P79" style:family="paragraph" style:parent-style-name="Text_20_body" style:list-style-name="L38"/>
    <style:style style:name="P80" style:family="paragraph" style:parent-style-name="Text_20_body" style:list-style-name="L39"/>
    <style:style style:name="P81" style:family="paragraph" style:parent-style-name="Text_20_body" style:list-style-name="L39">
      <style:paragraph-properties fo:margin-left="0cm" fo:margin-right="0cm" fo:text-indent="0cm" style:auto-text-indent="false"/>
    </style:style>
    <style:style style:name="P82" style:family="paragraph" style:parent-style-name="Text_20_body" style:list-style-name="L39">
      <style:text-properties fo:font-weight="bold"/>
    </style:style>
    <style:style style:name="P83" style:family="paragraph" style:parent-style-name="Text_20_body" style:list-style-name="L40">
      <style:text-properties fo:font-weight="bold"/>
    </style:style>
    <style:style style:name="P84" style:family="paragraph" style:parent-style-name="Text_20_body" style:list-style-name="L41">
      <style:text-properties fo:font-weight="bold"/>
    </style:style>
    <style:style style:name="P85" style:family="paragraph" style:parent-style-name="Text_20_body" style:list-style-name="L42">
      <style:text-properties fo:font-weight="bold"/>
    </style:style>
    <style:style style:name="P86" style:family="paragraph" style:parent-style-name="Text_20_body" style:list-style-name="L43">
      <style:text-properties fo:font-weight="bold"/>
    </style:style>
    <style:style style:name="P87" style:family="paragraph" style:parent-style-name="Text_20_body" style:list-style-name="L44">
      <style:text-properties fo:font-weight="bold"/>
    </style:style>
    <style:style style:name="P88" style:family="paragraph" style:parent-style-name="Text_20_body" style:list-style-name="L45">
      <style:text-properties fo:font-weight="bold"/>
    </style:style>
    <style:style style:name="P89" style:family="paragraph" style:parent-style-name="Text_20_body" style:list-style-name="L46">
      <style:text-properties fo:font-weight="bold"/>
    </style:style>
    <style:style style:name="P90" style:family="paragraph" style:parent-style-name="Text_20_body" style:list-style-name="L47">
      <style:text-properties fo:font-weight="bold"/>
    </style:style>
    <style:style style:name="P91" style:family="paragraph" style:parent-style-name="Text_20_body" style:list-style-name="L48">
      <style:text-properties fo:font-weight="bold"/>
    </style:style>
    <style:style style:name="P92" style:family="paragraph" style:parent-style-name="Text_20_body" style:list-style-name="L49">
      <style:text-properties fo:font-weight="bold"/>
    </style:style>
    <style:style style:name="P93" style:family="paragraph" style:parent-style-name="Text_20_body" style:list-style-name="L50">
      <style:text-properties fo:font-weight="bold"/>
    </style:style>
    <style:style style:name="P94" style:family="paragraph" style:parent-style-name="Text_20_body" style:list-style-name="L51">
      <style:text-properties fo:font-weight="bold"/>
    </style:style>
    <style:style style:name="P95" style:family="paragraph" style:parent-style-name="Text_20_body" style:list-style-name="L52">
      <style:text-properties fo:font-weight="bold"/>
    </style:style>
    <style:style style:name="P96" style:family="paragraph" style:parent-style-name="Text_20_body" style:list-style-name="L53">
      <style:text-properties fo:font-weight="bold"/>
    </style:style>
    <style:style style:name="P97" style:family="paragraph" style:parent-style-name="Text_20_body" style:list-style-name="L54">
      <style:text-properties fo:font-weight="bold"/>
    </style:style>
    <style:style style:name="P98" style:family="paragraph" style:parent-style-name="Text_20_body" style:list-style-name="L55">
      <style:text-properties fo:font-weight="bold"/>
    </style:style>
    <style:style style:name="P99" style:family="paragraph" style:parent-style-name="Text_20_body" style:list-style-name="L56">
      <style:text-properties fo:font-weight="bold"/>
    </style:style>
    <style:style style:name="P100" style:family="paragraph" style:parent-style-name="Text_20_body" style:list-style-name="L57">
      <style:text-properties fo:font-weight="bold"/>
    </style:style>
    <style:style style:name="P101" style:family="paragraph" style:parent-style-name="Text_20_body" style:list-style-name="L58">
      <style:text-properties fo:font-weight="bold"/>
    </style:style>
    <style:style style:name="P102" style:family="paragraph" style:parent-style-name="Text_20_body" style:list-style-name="L40"/>
    <style:style style:name="P103" style:family="paragraph" style:parent-style-name="Text_20_body" style:list-style-name="L41"/>
    <style:style style:name="P104" style:family="paragraph" style:parent-style-name="Text_20_body" style:list-style-name="L42"/>
    <style:style style:name="P105" style:family="paragraph" style:parent-style-name="Text_20_body" style:list-style-name="L43"/>
    <style:style style:name="P106" style:family="paragraph" style:parent-style-name="Text_20_body" style:list-style-name="L44"/>
    <style:style style:name="P107" style:family="paragraph" style:parent-style-name="Text_20_body" style:list-style-name="L45"/>
    <style:style style:name="P108" style:family="paragraph" style:parent-style-name="Text_20_body" style:list-style-name="L46"/>
    <style:style style:name="P109" style:family="paragraph" style:parent-style-name="Text_20_body" style:list-style-name="L47"/>
    <style:style style:name="P110" style:family="paragraph" style:parent-style-name="Text_20_body" style:list-style-name="L48"/>
    <style:style style:name="P111" style:family="paragraph" style:parent-style-name="Text_20_body" style:list-style-name="L48">
      <style:paragraph-properties fo:margin-left="0cm" fo:margin-right="0cm" fo:text-indent="0cm" style:auto-text-indent="false"/>
    </style:style>
    <style:style style:name="P112" style:family="paragraph" style:parent-style-name="Text_20_body" style:list-style-name="L49"/>
    <style:style style:name="P113" style:family="paragraph" style:parent-style-name="Text_20_body" style:list-style-name="L50"/>
    <style:style style:name="P114" style:family="paragraph" style:parent-style-name="Text_20_body" style:list-style-name="L51"/>
    <style:style style:name="P115" style:family="paragraph" style:parent-style-name="Text_20_body" style:list-style-name="L52"/>
    <style:style style:name="P116" style:family="paragraph" style:parent-style-name="Text_20_body" style:list-style-name="L53"/>
    <style:style style:name="P117" style:family="paragraph" style:parent-style-name="Text_20_body" style:list-style-name="L54"/>
    <style:style style:name="P118" style:family="paragraph" style:parent-style-name="Text_20_body" style:list-style-name="L55"/>
    <style:style style:name="P119" style:family="paragraph" style:parent-style-name="Text_20_body" style:list-style-name="L56"/>
    <style:style style:name="P120" style:family="paragraph" style:parent-style-name="Text_20_body" style:list-style-name="L57"/>
    <style:style style:name="P121" style:family="paragraph" style:parent-style-name="Text_20_body" style:list-style-name="L58"/>
    <style:style style:name="P122" style:family="paragraph" style:parent-style-name="Text_20_body" style:list-style-name="L59"/>
    <style:style style:name="P123" style:family="paragraph" style:parent-style-name="Text_20_body" style:list-style-name="L60"/>
    <style:style style:name="P124" style:family="paragraph" style:parent-style-name="Text_20_body" style:list-style-name="L61"/>
    <style:style style:name="P125" style:family="paragraph" style:parent-style-name="Text_20_body" style:list-style-name="L62"/>
    <style:style style:name="P126" style:family="paragraph" style:parent-style-name="Text_20_body" style:list-style-name="L63"/>
    <style:style style:name="P127" style:family="paragraph" style:parent-style-name="Text_20_body" style:list-style-name="L64"/>
    <style:style style:name="P128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29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0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1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2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3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4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5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6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7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8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39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21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21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21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21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21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21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21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21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21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21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21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21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21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21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21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21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21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21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21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21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21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21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21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21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21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21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21"/>
        </draw:text-box>
      </draw:frame>
      <text:h text:style-name="P1" text:outline-level="2">📦 Conceptos Clave: Respaldo, Empaquetado y Compresión</text:h>
      <text:p text:style-name="P23">Antes de usar los comandos, es vital distinguir qué estamos haciendo:</text:p>
      <text:list text:style-name="L65">
        <text:list-item>
          <text:p text:style-name="P128">Copia de Seguridad (Backup): Proceso de duplicar datos para recuperarlos en caso de pérdida.</text:p>
        </text:list-item>
        <text:list-item>
          <text:p text:style-name="P128">Empaquetado (Archiving): Agrupar varios archivos y carpetas en un solo archivo (fichero "contenedor"), pero sin reducir su tamaño. El estándar en Linux es <text:span text:style-name="Source_20_Text">tar</text:span>.</text:p>
        </text:list-item>
        <text:list-item>
          <text:p text:style-name="P128">Compresión: Aplicar un algoritmo matemático para eliminar redundancias y reducir el espacio que ocupa un archivo.</text:p>
        </text:list-item>
      </text:list>
      <text:p text:style-name="Horizontal_20_Line"/>
      <text:h text:style-name="P3" text:outline-level="2">🛠️ El Comando <text:span text:style-name="Source_20_Text">tar</text:span> (Tape Archiver)</text:h>
      <text:p text:style-name="P23">Es la herramienta universal para gestionar paquetes de archivos. Su sintaxis básica es:</text:p>
      <text:p text:style-name="P23"><text:span text:style-name="Source_20_Text">tar [opciones] [nombre_del_paquete.tar] [ficheros_o_directorios_a_incluir]</text:span></text:p>
      <text:h text:style-name="P5" text:outline-level="3">Tabla de Opciones Principales de <text:span text:style-name="Source_20_Text">tar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9"><text:span text:style-name="Strong_20_Emphasis">Opción</text:span></text:p>
            </table:table-cell>
            <table:table-cell table:style-name="Tabla1.A1" office:value-type="string">
              <text:p text:style-name="P19"><text:span text:style-name="Strong_20_Emphasis">Función</text:span></text:p>
            </table:table-cell>
            <table:table-cell table:style-name="Tabla1.A1" office:value-type="string">
              <text:p text:style-name="P19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P18"><text:span text:style-name="Source_20_Text">-c</text:span></text:p>
          </table:table-cell>
          <table:table-cell table:style-name="Tabla1.A1" office:value-type="string">
            <text:p text:style-name="P18">Create</text:p>
          </table:table-cell>
          <table:table-cell table:style-name="Tabla1.A1" office:value-type="string">
            <text:p text:style-name="P18">Crea un nuevo archivo de empaquetado.</text:p>
          </table:table-cell>
        </table:table-row>
        <table:table-row>
          <table:table-cell table:style-name="Tabla1.A1" office:value-type="string">
            <text:p text:style-name="P18"><text:span text:style-name="Source_20_Text">-x</text:span></text:p>
          </table:table-cell>
          <table:table-cell table:style-name="Tabla1.A1" office:value-type="string">
            <text:p text:style-name="P18">Extract</text:p>
          </table:table-cell>
          <table:table-cell table:style-name="Tabla1.A1" office:value-type="string">
            <text:p text:style-name="P18">Extrae el contenido de un paquete.</text:p>
          </table:table-cell>
        </table:table-row>
        <table:table-row>
          <table:table-cell table:style-name="Tabla1.A1" office:value-type="string">
            <text:p text:style-name="P18"><text:span text:style-name="Source_20_Text">-v</text:span></text:p>
          </table:table-cell>
          <table:table-cell table:style-name="Tabla1.A1" office:value-type="string">
            <text:p text:style-name="P18">Verbose</text:p>
          </table:table-cell>
          <table:table-cell table:style-name="Tabla1.A1" office:value-type="string">
            <text:p text:style-name="P18">Muestra en pantalla el progreso (qué archivos se procesan).</text:p>
          </table:table-cell>
        </table:table-row>
        <table:table-row>
          <table:table-cell table:style-name="Tabla1.A1" office:value-type="string">
            <text:p text:style-name="P18"><text:span text:style-name="Source_20_Text">-f</text:span></text:p>
          </table:table-cell>
          <table:table-cell table:style-name="Tabla1.A1" office:value-type="string">
            <text:p text:style-name="P18">File</text:p>
          </table:table-cell>
          <table:table-cell table:style-name="Tabla1.A1" office:value-type="string">
            <text:p text:style-name="P18">Indica que el siguiente argumento es el nombre del archivo. Siempre va al final de las opciones.</text:p>
          </table:table-cell>
        </table:table-row>
        <table:table-row>
          <table:table-cell table:style-name="Tabla1.A1" office:value-type="string">
            <text:p text:style-name="P18"><text:span text:style-name="Source_20_Text">-t</text:span></text:p>
          </table:table-cell>
          <table:table-cell table:style-name="Tabla1.A1" office:value-type="string">
            <text:p text:style-name="P18">List</text:p>
          </table:table-cell>
          <table:table-cell table:style-name="Tabla1.A1" office:value-type="string">
            <text:p text:style-name="P18">Lista el contenido de un paquete sin extraerlo.</text:p>
          </table:table-cell>
        </table:table-row>
        <table:table-row>
          <table:table-cell table:style-name="Tabla1.A1" office:value-type="string">
            <text:p text:style-name="P18"><text:span text:style-name="Source_20_Text">-z</text:span></text:p>
          </table:table-cell>
          <table:table-cell table:style-name="Tabla1.A1" office:value-type="string">
            <text:p text:style-name="P18">Gzip</text:p>
          </table:table-cell>
          <table:table-cell table:style-name="Tabla1.A1" office:value-type="string">
            <text:p text:style-name="P18">Filtra el archivo a través de <text:span text:style-name="Source_20_Text">gzip</text:span> (compresión rápida).</text:p>
          </table:table-cell>
        </table:table-row>
        <table:table-row>
          <table:table-cell table:style-name="Tabla1.A1" office:value-type="string">
            <text:p text:style-name="P18"><text:span text:style-name="Source_20_Text">-j</text:span></text:p>
          </table:table-cell>
          <table:table-cell table:style-name="Tabla1.A1" office:value-type="string">
            <text:p text:style-name="P18">Bzip2</text:p>
          </table:table-cell>
          <table:table-cell table:style-name="Tabla1.A1" office:value-type="string">
            <text:p text:style-name="P18">Filtra el archivo a través de <text:span text:style-name="Source_20_Text">bzip2</text:span> (compresión media).</text:p>
          </table:table-cell>
        </table:table-row>
        <table:table-row>
          <table:table-cell table:style-name="Tabla1.A1" office:value-type="string">
            <text:p text:style-name="P18"><text:span text:style-name="Source_20_Text">-J</text:span></text:p>
          </table:table-cell>
          <table:table-cell table:style-name="Tabla1.A1" office:value-type="string">
            <text:p text:style-name="P18">Xz</text:p>
          </table:table-cell>
          <table:table-cell table:style-name="Tabla1.A1" office:value-type="string">
            <text:p text:style-name="P18">Filtra el archivo a través de <text:span text:style-name="Source_20_Text">xz</text:span> (compresión máxima).</text:p>
          </table:table-cell>
        </table:table-row>
      </table:table>
      <text:p text:style-name="Horizontal_20_Line"/>
      <text:h text:style-name="P2" text:outline-level="2">🗜️ Herramientas de Compresión Individuales</text:h>
      <text:p text:style-name="P23">Si no quieres empaquetar, sino comprimir un solo archivo de forma directa, usamos:</text:p>
      <text:list text:style-name="L66">
        <text:list-item>
          <text:p text:style-name="P129"><text:span text:style-name="Source_20_Text">gzip</text:span> / <text:span text:style-name="Source_20_Text">gunzip</text:span>: El más rápido y compatible. Extensión <text:span text:style-name="Source_20_Text">.gz</text:span>.</text:p>
        </text:list-item>
        <text:list-item>
          <text:p text:style-name="P129"><text:span text:style-name="Source_20_Text">bzip2</text:span> / <text:span text:style-name="Source_20_Text">bunzip2</text:span>: Más lento que gzip pero comprime mejor. Extensión <text:span text:style-name="Source_20_Text">.bz2</text:span>.</text:p>
        </text:list-item>
        <text:list-item>
          <text:p text:style-name="P129"><text:span text:style-name="Source_20_Text">xz</text:span> / <text:span text:style-name="Source_20_Text">unxz</text:span>: El más moderno. Consume mucha CPU y tiempo, pero ofrece el menor tamaño posible. Extensión <text:span text:style-name="Source_20_Text">.xz</text:span>.</text:p>
        </text:list-item>
      </text:list>
      <text:p text:style-name="Horizontal_20_Line"/>
      <text:h text:style-name="P2" text:outline-level="2"><text:soft-page-break/>📝 Prácticas Paso a Paso: Empaquetado y Compresión</text:h>
      <text:h text:style-name="P6" text:outline-level="4">📝 Ejercicio 1: Creación de un paquete simple (Sin compresión)</text:h>
      <text:list text:style-name="L67">
        <text:list-item>
          <text:p text:style-name="P130">Objetivo: Agrupar una carpeta en un solo archivo para transporte.</text:p>
        </text:list-item>
        <text:list-item>
          <text:p text:style-name="P130">Paso a paso: 1. Crea una carpeta con archivos: <text:span text:style-name="Source_20_Text">mkdir fotos ; touch fotos/img1.jpg fotos/img2.jpg</text:span></text:p>
          <text:p text:style-name="P130">2. Empaqueta: <text:span text:style-name="Source_20_Text">tar -cvf mis_fotos.tar fotos/</text:span></text:p>
        </text:list-item>
        <text:list-item>
          <text:p text:style-name="P130">Explicación: Hemos creado un "contenedor" llamado <text:span text:style-name="Source_20_Text">mis_fotos.tar</text:span>. El tamaño del archivo <text:span text:style-name="Source_20_Text">.tar</text:span> será la suma exacta de las fotos. 📦</text:p>
        </text:list-item>
      </text:list>
      <text:h text:style-name="P6" text:outline-level="4">📝 Ejercicio 2: Compresión estándar con Gzip</text:h>
      <text:list text:style-name="L68">
        <text:list-item>
          <text:p text:style-name="P131">Objetivo: Crear un backup comprimido de la configuración del sistema.</text:p>
        </text:list-item>
        <text:list-item>
          <text:p text:style-name="P131">Paso a paso: 1. Ejecuta: <text:span text:style-name="Source_20_Text">tar -czvf config_backup.tar.gz /etc/*.conf</text:span> (Nota: puede dar errores de permiso en algunos archivos, es normal).</text:p>
        </text:list-item>
        <text:list-item>
          <text:p text:style-name="P131">Explicación: La opción <text:span text:style-name="Source_20_Text">-z</text:span> indica a <text:span text:style-name="Source_20_Text">tar</text:span> que, tras empaquetar, use <text:span text:style-name="Source_20_Text">gzip</text:span> para comprimir. El resultado es un archivo mucho más pequeño. 💨</text:p>
        </text:list-item>
      </text:list>
      <text:h text:style-name="P6" text:outline-level="4">📝 Ejercicio 3: Compresión de alta eficiencia con XZ</text:h>
      <text:list text:style-name="L69">
        <text:list-item>
          <text:p text:style-name="P132">Objetivo: Comprimir archivos grandes para ahorro máximo de espacio.</text:p>
        </text:list-item>
        <text:list-item>
          <text:p text:style-name="P132">Paso a paso:</text:p>
          <text:list>
            <text:list-item>
              <text:p text:style-name="P132">Ejecuta: <text:span text:style-name="Source_20_Text">tar -cJvf logs_pesados.tar.xz /var/log</text:span></text:p>
            </text:list-item>
          </text:list>
        </text:list-item>
        <text:list-item>
          <text:p text:style-name="P132">Explicación: Usamos <text:span text:style-name="Source_20_Text">-J</text:span> (mayúscula). Es ideal para backups que se van a guardar a largo plazo porque el ahorro de disco es superior a gzip. 📉</text:p>
        </text:list-item>
      </text:list>
      <text:h text:style-name="P6" text:outline-level="4">📝 Ejercicio 4: Ver el contenido sin extraer</text:h>
      <text:list text:style-name="L70">
        <text:list-item>
          <text:p text:style-name="P133">Objetivo: Verificar qué hay dentro de un backup antes de restaurarlo.</text:p>
        </text:list-item>
        <text:list-item>
          <text:p text:style-name="P133">Paso a paso:</text:p>
          <text:list>
            <text:list-item>
              <text:p text:style-name="P133">Ejecuta: <text:span text:style-name="Source_20_Text">tar -tvf config_backup.tar.gz</text:span></text:p>
            </text:list-item>
          </text:list>
        </text:list-item>
        <text:list-item>
          <text:p text:style-name="P133">Explicación: La opción <text:span text:style-name="Source_20_Text">-t</text:span> (list) nos permite ver la tabla de contenidos. Es una medida de seguridad para no sobrescribir archivos por error. 📋</text:p>
        </text:list-item>
      </text:list>
      <text:h text:style-name="P6" text:outline-level="4">📝 Ejercicio 5: Extracción selectiva</text:h>
      <text:list text:style-name="L71">
        <text:list-item>
          <text:p text:style-name="P134">Objetivo: Recuperar solo un archivo específico de un paquete grande.</text:p>
        </text:list-item>
        <text:list-item>
          <text:p text:style-name="P134">Paso a paso:</text:p>
          <text:list>
            <text:list-item>
              <text:p text:style-name="P134">Ejecuta: <text:span text:style-name="Source_20_Text">tar -xzvf config_backup.tar.gz etc/adduser.conf</text:span></text:p>
            </text:list-item>
          </text:list>
        </text:list-item>
        <text:list-item>
          <text:p text:style-name="P134">Explicación: Al añadir la ruta del archivo al final del comando, <text:span text:style-name="Source_20_Text">tar</text:span> solo extraerá ese elemento y no todo el contenido. 🎯</text:p>
        </text:list-item>
      </text:list>
      <text:h text:style-name="P6" text:outline-level="4">📝 Ejercicio 6: Compresión directa de un fichero único</text:h>
      <text:list text:style-name="L72">
        <text:list-item>
          <text:p text:style-name="P135">Objetivo: Reducir un log sin usar <text:span text:style-name="Source_20_Text">tar</text:span>.</text:p>
        </text:list-item>
        <text:list-item>
          <text:p text:style-name="P135"><text:soft-page-break/>Paso a paso:</text:p>
          <text:list>
            <text:list-item>
              <text:p text:style-name="P135">Crea un archivo grande: <text:span text:style-name="Source_20_Text">ls -R /etc &gt; listado.txt</text:span></text:p>
            </text:list-item>
            <text:list-item>
              <text:p text:style-name="P135">Comprime: <text:span text:style-name="Source_20_Text">gzip listado.txt</text:span></text:p>
            </text:list-item>
          </text:list>
        </text:list-item>
        <text:list-item>
          <text:p text:style-name="P135">Explicación: Al usar <text:span text:style-name="Source_20_Text">gzip</text:span> directamente, el archivo original desaparece y es sustituido por <text:span text:style-name="Source_20_Text">listado.txt.gz</text:span>. 🤐</text:p>
        </text:list-item>
      </text:list>
      <text:h text:style-name="P6" text:outline-level="4">📝 Ejercicio 7: Descompresión directa</text:h>
      <text:list text:style-name="L73">
        <text:list-item>
          <text:p text:style-name="P136">Objetivo: Volver a tener el archivo original disponible.</text:p>
        </text:list-item>
        <text:list-item>
          <text:p text:style-name="P136">Paso a paso:</text:p>
          <text:list>
            <text:list-item>
              <text:p text:style-name="P136">Ejecuta: <text:span text:style-name="Source_20_Text">gunzip listado.txt.gz</text:span></text:p>
            </text:list-item>
          </text:list>
        </text:list-item>
        <text:list-item>
          <text:p text:style-name="P136">Explicación: Recuperamos <text:span text:style-name="Source_20_Text">listado.txt</text:span> y el archivo comprimido se elimina. 🔓</text:p>
        </text:list-item>
      </text:list>
      <text:h text:style-name="P6" text:outline-level="4">📝 Ejercicio 8: Uso de Bzip2 para archivos de texto</text:h>
      <text:list text:style-name="L74">
        <text:list-item>
          <text:p text:style-name="P137">Objetivo: Probar el equilibrio entre velocidad y tamaño.</text:p>
        </text:list-item>
        <text:list-item>
          <text:p text:style-name="P137">Paso a paso:</text:p>
          <text:list>
            <text:list-item>
              <text:p text:style-name="P137">Crea un paquete: <text:span text:style-name="Source_20_Text">tar -cjvf texto_mejorado.tar.bz2 /var/log/syslog</text:span> (si existe).</text:p>
            </text:list-item>
          </text:list>
        </text:list-item>
        <text:list-item>
          <text:p text:style-name="P137">Explicación: <text:span text:style-name="Source_20_Text">-j</text:span> usa bzip2. Es muy eficiente con archivos de texto plano o código fuente. ⚖️</text:p>
        </text:list-item>
      </text:list>
      <text:h text:style-name="P6" text:outline-level="4">📝 Ejercicio 9: Comparación de tamaños</text:h>
      <text:list text:style-name="L75">
        <text:list-item>
          <text:p text:style-name="P138">Objetivo: Analizar qué algoritmo es mejor.</text:p>
        </text:list-item>
        <text:list-item>
          <text:p text:style-name="P138">Paso a paso:</text:p>
          <text:list>
            <text:list-item>
              <text:p text:style-name="P138">Crea tres versiones de una carpeta:</text:p>
              <text:list>
                <text:list-item>
                  <text:p text:style-name="P138"><text:span text:style-name="Source_20_Text">tar -czf test.gz /etc</text:span></text:p>
                </text:list-item>
                <text:list-item>
                  <text:p text:style-name="P138"><text:span text:style-name="Source_20_Text">tar -cjf test.bz2 /etc</text:span></text:p>
                </text:list-item>
                <text:list-item>
                  <text:p text:style-name="P138"><text:span text:style-name="Source_20_Text">tar -cJf test.xz /etc</text:span></text:p>
                </text:list-item>
              </text:list>
            </text:list-item>
            <text:list-item>
              <text:p text:style-name="P138">Compara: <text:span text:style-name="Source_20_Text">ls -lh test.*</text:span></text:p>
            </text:list-item>
          </text:list>
        </text:list-item>
        <text:list-item>
          <text:p text:style-name="P138">Explicación: Observarás que el archivo <text:span text:style-name="Source_20_Text">.xz</text:span> es generalmente el más pequeño de los tres. 📊</text:p>
        </text:list-item>
      </text:list>
      <text:h text:style-name="P6" text:outline-level="4">📝 Ejercicio 10: Extracción en una carpeta diferente</text:h>
      <text:list text:style-name="L76">
        <text:list-item>
          <text:p text:style-name="P139">Objetivo: Evitar "ensuciar" el directorio actual al descomprimir.</text:p>
        </text:list-item>
        <text:list-item>
          <text:p text:style-name="P139">Paso a paso:</text:p>
          <text:list>
            <text:list-item>
              <text:p text:style-name="P139">Crea una carpeta de destino: <text:span text:style-name="Source_20_Text">mkdir restauracion</text:span></text:p>
            </text:list-item>
            <text:list-item>
              <text:p text:style-name="P139">Extrae: <text:span text:style-name="Source_20_Text">tar -xzvf config_backup.tar.gz -C restauracion/</text:span></text:p>
            </text:list-item>
          </text:list>
        </text:list-item>
        <text:list-item>
          <text:p text:style-name="P139">Explicación: La opción <text:span text:style-name="Source_20_Text">-C</text:span> (Change directory) le dice a <text:span text:style-name="Source_20_Text">tar</text:span> que se mueva a esa carpeta antes de empezar a soltar los archivos. 📂</text:p>
        </text:list-item>
      </text:list>
      <text:p text:style-name="P2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4:37:15.129735940</dc:date>
    <meta:editing-duration>P1DT4H1M55S</meta:editing-duration>
    <meta:editing-cycles>7</meta:editing-cycles>
    <meta:generator>LibreOffice/24.2.2.2$Linux_X86_64 LibreOffice_project/d56cc158d8a96260b836f100ef4b4ef25d6f1a01</meta:generator>
    <meta:print-date>2026-02-22T11:58:25.363872116</meta:print-date>
    <meta:printed-by>Archivos PDF</meta:printed-by>
    <meta:document-statistic meta:table-count="1" meta:image-count="0" meta:object-count="0" meta:page-count="4" meta:paragraph-count="97" meta:word-count="808" meta:character-count="4824" meta:non-whitespace-character-count="4164"/>
  </office:meta>
</office:document-meta>
</file>